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fo="urn:oasis:names:tc:opendocument:xmlns:xsl-fo-compatible:1.0" office:version="1.2">
  <office:automatic-styles>
    <style:style style:name="PB" style:family="paragraph" style:parent-style-name="Standard">
      <style:paragraph-properties fo:break-before="page"/>
    </style:style>
  </office:automatic-styles>
  <office:body>
    <office:text>
      <text:p text:style-name="Title">Lenovo ThinkPad E15</text:p>
      <text:p text:style-name="PB">Technical Specifications</text:p>
      <text:p text:style-name="Standard">CPU: i5-10th Gen / 4 cores at 2.50GHz</text:p>
      <text:p text:style-name="Standard">RAM: None | Storage: None</text:p>
      <text:p text:style-name="Standard">Battery: YES | BIOS: Unlocked</text:p>
      <text:p text:style-name="Standard">Loc: Horse Shoe | Cond: Untested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3in" fo:page-height="1.7402in" style:num-format="1" style:print-orientation="landscape" fo:margin-top="0in" fo:margin-bottom="0in" fo:margin-left="0in" fo:margin-right="0in" fo:border="0.06pt solid #000000" fo:padding-top="0.1in" fo:padding-bottom="0in" fo:padding-left="0.1in" fo:padding-right="0.1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4T08:20:30.511714600</meta:creation-date>
    <meta:print-date>2025-11-14T11:45:57.687765400</meta:print-date>
    <dc:date>2025-11-14T11:51:08.309987900</dc:date>
    <meta:editing-duration>PT15H42M45S</meta:editing-duration>
    <meta:editing-cycles>5</meta:editing-cycles>
    <meta:generator>LibreOffice/25.8.2.2$Windows_X86_64 LibreOffice_project/d401f2107ccab8f924a8e2df40f573aab7605b6f</meta:generator>
    <meta:document-statistic meta:table-count="0" meta:image-count="0" meta:object-count="0" meta:page-count="1" meta:paragraph-count="6" meta:word-count="13" meta:character-count="68" meta:non-whitespace-character-count="61"/>
  </office:meta>
</office:document-meta>
</file>